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9B9D082A2FC0CB5F.png" manifest:media-type="image/png"/>
  <manifest:file-entry manifest:full-path="Pictures/10000201000000EF000000F2257AC9991B289E6E.png" manifest:media-type="image/png"/>
  <manifest:file-entry manifest:full-path="Pictures/10000201000001C70000013B4CA2FB3A778A2057.png" manifest:media-type="image/png"/>
  <manifest:file-entry manifest:full-path="Pictures/100002010000012C00000041FB3B55A81A68C668.png" manifest:media-type="image/png"/>
  <manifest:file-entry manifest:full-path="Pictures/10000201000000A30000016563ED142CBC36D5EC.png" manifest:media-type="image/png"/>
  <manifest:file-entry manifest:full-path="Pictures/100002010000014A000001668B7611FE6D3525A7.png" manifest:media-type="image/png"/>
  <manifest:file-entry manifest:full-path="Pictures/10000201000001C70000013BECEA89D9BF965837.png" manifest:media-type="image/png"/>
  <manifest:file-entry manifest:full-path="Pictures/10000201000001DB0000017ECE462680FA5989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81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dash" draw:stroke-dash="Fine_20_Dashed" svg:stroke-color="#c5000b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width="0.203cm" svg:stroke-color="#579d1c" draw:marker-start="Arrow" draw:marker-start-width="0.914cm" draw:marker-end-width="0.812cm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color="#000000" draw:fill="none" draw:fill-color="#ffffff" fo:min-height="1.575cm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0.866cm" svg:y="23.39cm">
          <draw:image xlink:href="Pictures/10000201000001C70000013BECEA89D9BF965837.png" xlink:type="simple" xlink:show="embed" xlink:actuate="onLoad">
            <text:p/>
          </draw:image>
        </draw:frame>
        <draw:frame draw:style-name="gr1" draw:text-style-name="P1" draw:layer="layout" svg:width="4.772cm" svg:height="1.033cm" svg:x="1.381cm" svg:y="21.154cm">
          <draw:image xlink:href="Pictures/100002010000012C00000041FB3B55A81A68C668.png" xlink:type="simple" xlink:show="embed" xlink:actuate="onLoad">
            <text:p/>
          </draw:image>
        </draw:frame>
        <draw:line draw:style-name="gr2" draw:text-style-name="P2" draw:layer="layout" svg:x1="3.159cm" svg:y1="21.806cm" svg:x2="1.635cm" svg:y2="23.584cm">
          <text:p/>
        </draw:line>
        <draw:frame draw:style-name="gr1" draw:text-style-name="P1" draw:layer="layout" svg:width="4.772cm" svg:height="1.033cm" svg:x="14.281cm" svg:y="21.255cm">
          <draw:image xlink:href="Pictures/100002010000012C00000041FB3B55A81A68C668.png" xlink:type="simple" xlink:show="embed" xlink:actuate="onLoad">
            <text:p/>
          </draw:image>
        </draw:frame>
        <draw:line draw:style-name="gr2" draw:text-style-name="P2" draw:layer="layout" svg:x1="10.398cm" svg:y1="18.78cm" svg:x2="10.271cm" svg:y2="21.955cm">
          <text:p/>
        </draw:line>
        <draw:line draw:style-name="gr2" draw:text-style-name="P2" draw:layer="layout" svg:x1="17.583cm" svg:y1="21.907cm" svg:x2="18.853cm" svg:y2="23.939cm">
          <text:p/>
        </draw:line>
        <draw:line draw:style-name="gr2" draw:text-style-name="P2" draw:layer="layout" svg:x1="8.747cm" svg:y1="18.78cm" svg:x2="3.286cm" svg:y2="21.37cm">
          <text:p/>
        </draw:line>
        <draw:line draw:style-name="gr2" draw:text-style-name="P2" draw:layer="layout" svg:x1="11.414cm" svg:y1="18.78cm" svg:x2="16.24cm" svg:y2="21.624cm">
          <text:p/>
        </draw:line>
        <draw:frame draw:style-name="gr3" draw:text-style-name="P3" draw:layer="layout" svg:width="2.54cm" svg:height="1.27cm" svg:x="1.127cm" svg:y="24.926cm">
          <draw:text-box>
            <text:p>Host1</text:p>
          </draw:text-box>
        </draw:frame>
        <draw:frame draw:style-name="gr3" draw:text-style-name="P3" draw:layer="layout" svg:width="3.556cm" svg:height="1.27cm" svg:x="9.255cm" svg:y="24.622cm">
          <draw:text-box>
            <text:p>Server</text:p>
          </draw:text-box>
        </draw:frame>
        <draw:frame draw:style-name="gr1" draw:text-style-name="P1" draw:layer="layout" svg:width="4.772cm" svg:height="1.033cm" svg:x="7.604cm" svg:y="18.145cm">
          <draw:image xlink:href="Pictures/100002010000012C00000041FB3B55A81A68C668.png" xlink:type="simple" xlink:show="embed" xlink:actuate="onLoad">
            <text:p/>
          </draw:image>
        </draw:frame>
        <draw:frame draw:style-name="gr4" draw:text-style-name="P3" draw:layer="layout" svg:width="1.397cm" svg:height="1.066cm" svg:x="1cm" svg:y="20.127cm">
          <draw:text-box>
            <text:p>S1</text:p>
          </draw:text-box>
        </draw:frame>
        <draw:frame draw:style-name="gr3" draw:text-style-name="P3" draw:layer="layout" svg:width="1.397cm" svg:height="1.27cm" svg:x="7.731cm" svg:y="17.306cm">
          <draw:text-box>
            <text:p>S2</text:p>
          </draw:text-box>
        </draw:frame>
        <draw:frame draw:style-name="gr3" draw:text-style-name="P3" draw:layer="layout" svg:width="1.397cm" svg:height="1.27cm" svg:x="18.907cm" svg:y="20.431cm">
          <draw:text-box>
            <text:p>S3</text:p>
          </draw:text-box>
        </draw:frame>
        <draw:frame draw:style-name="gr5" draw:text-style-name="P1" draw:layer="layout" svg:width="1.16cm" svg:height="2.54cm" svg:x="9.619cm" svg:y="21.701cm">
          <draw:image xlink:href="Pictures/10000201000000A30000016563ED142CBC36D5EC.png" xlink:type="simple" xlink:show="embed" xlink:actuate="onLoad">
            <text:p/>
          </draw:image>
        </draw:frame>
        <draw:frame draw:style-name="gr1" draw:text-style-name="P1" draw:layer="layout" svg:width="3.431cm" svg:height="2.759cm" svg:x="9.509cm" svg:y="9.432cm">
          <draw:image xlink:href="Pictures/10000201000001DB0000017ECE462680FA5989D9.png" xlink:type="simple" xlink:show="embed" xlink:actuate="onLoad">
            <text:p/>
          </draw:image>
        </draw:frame>
        <draw:frame draw:style-name="gr6" draw:text-style-name="P4" draw:layer="layout" svg:width="4.953cm" svg:height="3.095cm" svg:x="13.192cm" svg:y="9.842cm">
          <draw:text-box>
            <text:p><text:span text:style-name="T1">SDN Controller</text:span></text:p>
            <text:p><text:span text:style-name="T1">( RYU)</text:span></text:p>
          </draw:text-box>
        </draw:frame>
        <draw:line draw:style-name="gr7" draw:text-style-name="P2" draw:layer="layout" svg:x1="10.144cm" svg:y1="18.399cm" svg:x2="10.963cm" svg:y2="11.845cm">
          <text:p/>
        </draw:line>
        <draw:line draw:style-name="gr7" draw:text-style-name="P2" draw:layer="layout" svg:x1="4.683cm" svg:y1="21.243cm" svg:x2="10.652cm" svg:y2="11.845cm">
          <text:p/>
        </draw:line>
        <draw:line draw:style-name="gr7" draw:text-style-name="P2" draw:layer="layout" svg:x1="15.478cm" svg:y1="21.624cm" svg:x2="10.906cm" svg:y2="11.972cm">
          <text:p/>
        </draw:line>
        <draw:frame draw:style-name="gr1" draw:text-style-name="P1" draw:layer="layout" svg:width="2.019cm" svg:height="1.397cm" svg:x="17.764cm" svg:y="23.733cm">
          <draw:image xlink:href="Pictures/10000201000001C70000013B4CA2FB3A778A2057.png" xlink:type="simple" xlink:show="embed" xlink:actuate="onLoad">
            <text:p/>
          </draw:image>
        </draw:frame>
        <draw:frame draw:style-name="gr3" draw:text-style-name="P3" draw:layer="layout" svg:width="3.175cm" svg:height="1.27cm" svg:x="15.859cm" svg:y="25.13cm">
          <draw:text-box>
            <text:p>Host2</text:p>
          </draw:text-box>
        </draw:frame>
        <draw:frame draw:style-name="gr1" draw:text-style-name="P1" draw:layer="layout" svg:width="2.612cm" svg:height="2.645cm" svg:x="3.595cm" svg:y="11.117cm">
          <draw:image xlink:href="Pictures/10000201000000EF000000F2257AC9991B289E6E.png" xlink:type="simple" xlink:show="embed" xlink:actuate="onLoad">
            <text:p/>
          </draw:image>
        </draw:frame>
        <draw:frame draw:style-name="gr1" draw:text-style-name="P1" draw:layer="layout" svg:width="1.785cm" svg:height="3.91cm" svg:x="2.016cm" svg:y="10.018cm">
          <draw:image xlink:href="Pictures/10000201000000A3000001659B9D082A2FC0CB5F.png" xlink:type="simple" xlink:show="embed" xlink:actuate="onLoad">
            <text:p/>
          </draw:image>
        </draw:frame>
        <draw:line draw:style-name="gr8" draw:text-style-name="P2" draw:layer="layout" svg:x1="6.08cm" svg:y1="11.752cm" svg:x2="10.017cm" svg:y2="11.498cm">
          <text:p/>
        </draw:line>
        <draw:frame draw:style-name="gr9" draw:text-style-name="P4" draw:layer="layout" svg:width="4.953cm" svg:height="1.825cm" svg:x="1.381cm" svg:y="14.161cm">
          <draw:text-box>
            <text:p><text:span text:style-name="T1">Graphite/</text:span></text:p>
            <text:p><text:span text:style-name="T1">Grafana</text:span></text:p>
          </draw:text-box>
        </draw:frame>
        <draw:line draw:style-name="gr2" draw:text-style-name="P2" draw:layer="layout" svg:x1="3.286cm" svg:y1="8.494cm" svg:x2="3.286cm" svg:y2="10.145cm">
          <text:p/>
        </draw:line>
        <draw:frame draw:style-name="gr3" draw:text-style-name="P3" draw:layer="layout" svg:width="3.175cm" svg:height="1.27cm" svg:x="5.445cm" svg:y="7.096cm">
          <draw:text-box>
            <text:p>User</text:p>
          </draw:text-box>
        </draw:frame>
        <draw:frame draw:style-name="gr1" draw:text-style-name="P1" draw:layer="layout" svg:width="2.585cm" svg:height="2.804cm" svg:x="2.27cm" svg:y="5.944cm">
          <draw:image xlink:href="Pictures/100002010000014A000001668B7611FE6D3525A7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0" draw:text-style-name="P5" draw:layer="layout" svg:width="2.286cm" svg:height="1.397cm" svg:x="3.54cm" svg:y="11.414cm">
          <text:p text:style-name="P5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397cm" svg:x="14.34cm" svg:y="11.414cm">
          <text:p text:style-name="P5"><text:span text:style-name="T2">s5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397cm" svg:x="6.842cm" svg:y="8.493cm">
          <text:p text:style-name="P5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397cm" svg:x="11.414cm" svg:y="8.62cm">
          <text:p text:style-name="P5"><text:span text:style-name="T2">s4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1.397cm" svg:x="8.747cm" svg:y="14.335cm">
          <text:p text:style-name="P5"><text:span text:style-name="T2">s3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064cm" svg:y1="11.414cm" svg:x2="6.969cm" svg:y2="9.763cm">
          <text:p/>
        </draw:line>
        <draw:line draw:style-name="gr11" draw:text-style-name="P1" draw:layer="layout" svg:x1="9.128cm" svg:y1="9.128cm" svg:x2="11.541cm" svg:y2="9.128cm">
          <text:p/>
        </draw:line>
        <draw:line draw:style-name="gr11" draw:text-style-name="P1" draw:layer="layout" svg:x1="13.7cm" svg:y1="9.255cm" svg:x2="15.605cm" svg:y2="11.414cm">
          <text:p/>
        </draw:line>
        <draw:line draw:style-name="gr11" draw:text-style-name="P1" draw:layer="layout" svg:x1="5.064cm" svg:y1="12.684cm" svg:x2="8.747cm" svg:y2="15.097cm">
          <text:p/>
        </draw:line>
        <draw:line draw:style-name="gr11" draw:text-style-name="P1" draw:layer="layout" svg:x1="11.033cm" svg:y1="14.97cm" svg:x2="14.589cm" svg:y2="12.811cm">
          <text:p/>
        </draw:line>
        <draw:line draw:style-name="gr11" draw:text-style-name="P1" draw:layer="layout" svg:x1="4.048cm" svg:y1="12.811cm" svg:x2="3.921cm" svg:y2="16.621cm">
          <text:p/>
        </draw:line>
        <draw:frame draw:style-name="gr1" draw:text-style-name="P1" draw:layer="layout" svg:width="2.019cm" svg:height="1.397cm" svg:x="2.667cm" svg:y="16.29cm">
          <draw:image xlink:href="Pictures/10000201000001C70000013BECEA89D9BF965837.png" xlink:type="simple" xlink:show="embed" xlink:actuate="onLoad">
            <text:p/>
          </draw:image>
        </draw:frame>
        <draw:frame draw:style-name="gr3" draw:text-style-name="P3" draw:layer="layout" svg:width="2.54cm" svg:height="1.27cm" svg:x="2.928cm" svg:y="17.826cm">
          <draw:text-box>
            <text:p>Host1</text:p>
          </draw:text-box>
        </draw:frame>
        <draw:frame draw:style-name="gr1" draw:text-style-name="P1" draw:layer="layout" svg:width="2.019cm" svg:height="1.397cm" svg:x="15.567cm" svg:y="15.89cm">
          <draw:image xlink:href="Pictures/10000201000001C70000013BECEA89D9BF965837.png" xlink:type="simple" xlink:show="embed" xlink:actuate="onLoad">
            <text:p/>
          </draw:image>
        </draw:frame>
        <draw:frame draw:style-name="gr3" draw:text-style-name="P3" draw:layer="layout" svg:width="2.54cm" svg:height="1.27cm" svg:x="15.828cm" svg:y="17.426cm">
          <draw:text-box>
            <text:p>Host2</text:p>
          </draw:text-box>
        </draw:frame>
        <draw:line draw:style-name="gr11" draw:text-style-name="P1" draw:layer="layout" svg:x1="16.24cm" svg:y1="12.811cm" svg:x2="16.367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9-04-29T16:18:15.787893764</dc:date>
    <meta:editing-duration>PT1H35M3S</meta:editing-duration>
    <meta:editing-cycles>10</meta:editing-cycles>
    <meta:generator>LibreOffice/5.1.6.2$Linux_X86_64 LibreOffice_project/10m0$Build-2</meta:generator>
    <meta:document-statistic meta:object-count="45"/>
  </office:meta>
</office:document-meta>
</file>